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proxima nova" svg:font-family="'proxima nova', montserrat, 'lucida grande', 'lucida sans unicode', 'lucida sans', Geneva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46e" officeooo:paragraph-rsid="000e446e"/>
    </style:style>
    <style:style style:name="P2" style:family="paragraph" style:parent-style-name="Standard">
      <style:text-properties officeooo:paragraph-rsid="000e446e"/>
    </style:style>
    <style:style style:name="P3" style:family="paragraph" style:parent-style-name="Standard">
      <style:text-properties officeooo:rsid="000ff39c" officeooo:paragraph-rsid="000ff39c"/>
    </style:style>
    <style:style style:name="P4" style:family="paragraph" style:parent-style-name="Standard">
      <style:text-properties officeooo:rsid="0010b094" officeooo:paragraph-rsid="0010b094"/>
    </style:style>
    <style:style style:name="P5" style:family="paragraph" style:parent-style-name="Standard">
      <style:text-properties officeooo:rsid="0010b094" officeooo:paragraph-rsid="00115dca"/>
    </style:style>
    <style:style style:name="P6" style:family="paragraph" style:parent-style-name="Standard">
      <style:text-properties officeooo:rsid="00115dca" officeooo:paragraph-rsid="00115dca"/>
    </style:style>
    <style:style style:name="P7" style:family="paragraph" style:parent-style-name="Standard">
      <style:text-properties officeooo:rsid="00115dca" officeooo:paragraph-rsid="001307de"/>
    </style:style>
    <style:style style:name="P8" style:family="paragraph" style:parent-style-name="Standard">
      <style:text-properties officeooo:rsid="001307de" officeooo:paragraph-rsid="001307de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officeooo:paragraph-rsid="00115dca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Liberation Serif1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a7e9" style:text-line-through-style="none" style:text-line-through-type="none" style:font-name="Liberation Serif1" fo:font-size="12pt" fo:letter-spacing="normal" fo:font-style="normal" style:text-underline-style="none" fo:font-weight="normal" officeooo:paragraph-rsid="00115dca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style:use-window-font-color="true" style:text-line-through-style="none" style:text-line-through-type="none" style:font-name="Liberation Serif1" fo:font-size="12pt" fo:letter-spacing="normal" fo:font-style="normal" style:text-underline-style="none" fo:font-weight="normal" officeooo:paragraph-rsid="00115dca" style:text-blinking="false" fo:background-color="transparent"/>
    </style:style>
    <style:style style:name="T1" style:family="text">
      <style:text-properties officeooo:rsid="000ff39c"/>
    </style:style>
    <style:style style:name="T2" style:family="text">
      <style:text-properties officeooo:rsid="0010b094"/>
    </style:style>
    <style:style style:name="T3" style:family="text">
      <style:text-properties fo:font-variant="normal" fo:text-transform="none" fo:color="#00a7e9" style:text-line-through-style="none" style:text-line-through-type="none" style:font-name="Liberation Serif1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a7e9" style:text-line-through-style="none" style:text-line-through-type="none" style:font-name="Liberation Serif1" fo:font-size="12pt" fo:letter-spacing="normal" fo:font-style="normal" style:text-underline-style="none" fo:font-weight="normal" officeooo:rsid="0010b094" style:text-blinking="false" fo:background-color="transparent" loext:char-shading-value="0"/>
    </style:style>
    <style:style style:name="T5" style:family="text">
      <style:text-properties fo:font-variant="normal" fo:text-transform="none" fo:color="#c7254e" style:font-name="Liberation Serif1" fo:font-size="10.5pt" fo:letter-spacing="normal" fo:font-style="normal" fo:font-weight="normal" fo:background-color="#f9f2f4" loext:char-shading-value="0" loext:padding="0in" loext:border="none"/>
    </style:style>
    <style:style style:name="T6" style:family="text">
      <style:text-properties officeooo:rsid="00115dca"/>
    </style:style>
    <style:style style:name="T7" style:family="text">
      <style:text-properties officeooo:rsid="001307de"/>
    </style:style>
    <style:style style:name="T8" style:family="text">
      <style:text-properties officeooo:rsid="00139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the Adafruit RGB LCD Keypad</text:p>
      <text:p text:style-name="P1"/>
      <text:p text:style-name="P1">1. Assembly</text:p>
      <text:p text:style-name="P1">Assemble using the stacking header instead of the tall header provided in the kit. See <text:a xlink:type="simple" xlink:href="https://learn.adafruit.com/adafruit-16x2-character-lcd-plus-keypad-for-raspberry-pi/assembly" text:style-name="Internet_20_link" text:visited-style-name="Visited_20_Internet_20_Link">assembly instructions</text:a>.</text:p>
      <text:p text:style-name="P2"/>
      <text:p text:style-name="P4">2. Update Pi and Python</text:p>
      <text:p text:style-name="P4"><text:span text:style-name="T6">$ </text:span>sudo apt-get update</text:p>
      <text:p text:style-name="P5"><text:span text:style-name="T6">$ </text:span>sudo apt-get upgrade</text:p>
      <text:p text:style-name="P5"><text:span text:style-name="T6">$ </text:span>sudo pip3 install --upgrade setuptools</text:p>
      <text:p text:style-name="P1"/>
      <text:p text:style-name="P4">3. Enable I2C and SPI</text:p>
      <text:p text:style-name="P9"><text:a xlink:type="simple" xlink:href="https://learn.adafruit.com/adafruits-raspberry-pi-lesson-4-gpio-setup/configuring-i2c" text:style-name="Internet_20_link" text:visited-style-name="Visited_20_Internet_20_Link"><text:span text:style-name="T4">Enable I2C</text:span></text:a></text:p>
      <text:p text:style-name="P9"><text:a xlink:type="simple" xlink:href="https://learn.adafruit.com/adafruits-raspberry-pi-lesson-4-gpio-setup/configuring-spi" text:style-name="Internet_20_link" text:visited-style-name="Visited_20_Internet_20_Link"><text:span text:style-name="T3">Enable SPI</text:span></text:a></text:p>
      <text:p text:style-name="P12"/>
      <text:p text:style-name="P13">Once you're done with both and have rebooted, verify you have the I2C and SPI devices with the command</text:p>
      <text:p text:style-name="P11"><text:span text:style-name="Source_20_Text"><text:span text:style-name="T5">ls /dev/i2c* /dev/spi*</text:span></text:span></text:p>
      <text:p text:style-name="P10">You should see the response</text:p>
      <text:p text:style-name="P11"><text:span text:style-name="Source_20_Text"><text:span text:style-name="T5">/dev/i2c-1 /dev/spidev0.0 /dev/spidev0.1</text:span></text:span></text:p>
      <text:p text:style-name="P12"/>
      <text:p text:style-name="P12"/>
      <text:p text:style-name="P1"><text:span text:style-name="T2">4</text:span>. <text:span text:style-name="T1">Install Adafruit Blinka and CharLCD library</text:span></text:p>
      <text:p text:style-name="P8">See <text:a xlink:type="simple" xlink:href="https://learn.adafruit.com/circuitpython-on-raspberrypi-linux/installing-circuitpython-on-raspberry-pi" text:style-name="Internet_20_link" text:visited-style-name="Visited_20_Internet_20_Link">https://learn.adafruit.com/circuitpython-on-raspberrypi-linux/installing-circuitpython-on-raspberry-pi</text:a> for more detailed information.</text:p>
      <text:p text:style-name="P8"/>
      <text:p text:style-name="P3">From console, go to the desktop. Create a directory for Libraries. Go to Libraries. </text:p>
      <text:p text:style-name="P6">$ git clone <text:a xlink:type="simple" xlink:href="https://github.com/adafruit/Adafruit_Blinka" text:style-name="Internet_20_link" text:visited-style-name="Visited_20_Internet_20_Link">https://github.com/adafruit/Adafruit_Blinka</text:a></text:p>
      <text:p text:style-name="P6">Go to Adafruit_Blinka <text:span text:style-name="T8">folder</text:span></text:p>
      <text:p text:style-name="P8">$ sudo python3 setup.py install</text:p>
      <text:p text:style-name="P8">Go to Adafruit <text:span text:style-name="T8">folder</text:span></text:p>
      <text:p text:style-name="P7">$ git clone <text:a xlink:type="simple" xlink:href="https://github.com/adafruit/Adafruit_CircuitPython_CharLCD" text:style-name="Internet_20_link" text:visited-style-name="Visited_20_Internet_20_Link"><text:span text:style-name="T7">https://github.com/adafruit/Adafruit_CircuitPython_CharLCD</text:span></text:a></text:p>
      <text:p text:style-name="P8">Go to Adafruit_CircuitPython_CharLCD</text:p>
      <text:p text:style-name="P8">$ sudo python3 setup.py install</text:p>
      <text:p text:style-name="P8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proxima nova" svg:font-family="'proxima nova', montserrat, 'lucida grande', 'lucida sans unicode', 'lucida sans', Geneva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1:11:34.833748689</meta:creation-date>
    <dc:date>2019-01-25T10:41:34.920231986</dc:date>
    <meta:editing-duration>PT5M29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24" meta:word-count="141" meta:character-count="1035" meta:non-whitespace-character-count="918"/>
  </office:meta>
</office:document-meta>
</file>